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7575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3.044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map style:condition="cell-content()&gt;0" style:apply-style-name="Default" style:base-cell-address="Sheet1.D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5"/>
        <table:table-column table:style-name="co1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 calcext:value-type="string">
            <text:p>k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 calcext:value-type="string">
            <text:p>f_adc</text:p>
          </table:table-cell>
          <table:table-cell table:style-name="ce6" table:formula="of:=[.D10]" office:value-type="float" office:value="42000000" calcext:value-type="float">
            <text:p/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PB2 Clock</text:p>
          </table:table-cell>
          <table:table-cell office:value-type="float" office:value="84000000" calcext:value-type="float">
            <text:p>8400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office:value-type="string" calcext:value-type="string">
            <text:p>R_ADC</text:p>
          </table:table-cell>
          <table:table-cell office:value-type="float" office:value="6000" calcext:value-type="float">
            <text:p>60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DC Divid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_ADC</text:p>
          </table:table-cell>
          <table:table-cell table:style-name="ce6" office:value-type="float" office:value="0.000000000004" calcext:value-type="float">
            <text:p>4E-012</text:p>
          </table:table-cell>
        </table:table-row>
        <table:table-row table:style-name="ro2">
          <table:table-cell table:number-columns-repeated="7"/>
          <table:table-cell table:formula="of:=LN(POWER(2;14))" office:value-type="float" office:value="9.70406052783923" calcext:value-type="float">
            <text:p/>
          </table:table-cell>
          <table:table-cell office:value-type="string" calcext:value-type="string">
            <text:p>ln(2(N+2)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DC Clock Freq</text:p>
          </table:table-cell>
          <table:table-cell table:formula="of:=[.D7]/[.D8]" office:value-type="float" office:value="42000000" calcext:value-type="float">
            <text:p/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R_AIN</text:p>
          </table:table-cell>
          <table:table-cell table:formula="of:=(([.I3]-0.5)/([.I4]*[.I8]*[.H9]))-[.I7]" office:value-type="float" office:value="288120.863990756" calcext:value-type="float">
            <text:p/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DC Clock <text:s/>Period</text:p>
          </table:table-cell>
          <table:table-cell table:formula="of:=1/[.D10]" office:value-type="float" office:value="0.0000000238095238095238" calcext:value-type="float">
            <text:p/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ax Freqenc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Sample Se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ime per sample</text:p>
          </table:table-cell>
          <table:table-cell table:formula="of:=1/([.D17]/4)" office:value-type="float" office:value="0.004" calcext:value-type="float">
            <text:p/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ample Time</text:p>
          </table:table-cell>
          <table:table-cell office:value-type="float" office:value="480" calcext:value-type="float">
            <text:p>480</text:p>
          </table:table-cell>
          <table:table-cell table:style-name="ce1" office:value-type="string" calcext:value-type="string">
            <text:p>ADC Clock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ample Time (S)</text:p>
          </table:table-cell>
          <table:table-cell table:formula="of:=[.D24]*[.D13]" office:value-type="float" office:value="0.0000114285714285714" calcext:value-type="float">
            <text:p/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R_ADC</text:p>
          </table:table-cell>
          <table:table-cell office:value-type="float" office:value="6000" calcext:value-type="float">
            <text:p>6000</text:p>
          </table:table-cell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C_ADC</text:p>
          </table:table-cell>
          <table:table-cell table:style-name="ce6" office:value-type="float" office:value="0.000000000004" calcext:value-type="float">
            <text:p>4E-012</text:p>
          </table:table-cell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office:value-type="string" calcext:value-type="string">
            <text:p>R_EXT</text:p>
          </table:table-cell>
          <table:table-cell office:value-type="float" office:value="69000" calcext:value-type="float">
            <text:p>690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C</text:p>
          </table:table-cell>
          <table:table-cell table:formula="of:=[.I32]" office:value-type="float" office:value="0.0000003" calcext:value-type="float">
            <text:p/>
          </table:table-cell>
          <table:table-cell table:style-name="ce1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 calcext:value-type="string">
            <text:p>Tau</text:p>
          </table:table-cell>
          <table:table-cell table:formula="of:=([.I27]+[.I29])*[.I28]" office:value-type="float" office:value="0.0000003" calcext:value-type="float">
            <text:p/>
          </table:table-cell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Default" table:number-columns-repeated="3"/>
          <table:table-cell office:value-type="string" calcext:value-type="string">
            <text:p>freq</text:p>
          </table:table-cell>
          <table:table-cell table:formula="of:=1/[.I32]" office:value-type="float" office:value="3333333.33333333" calcext:value-type="float">
            <text:p/>
          </table:table-cell>
        </table:table-row>
        <calcext:conditional-formats>
          <calcext:conditional-format calcext:target-range-address="Sheet1.D33:Sheet1.D33">
            <calcext:condition calcext:apply-style-name="Default" calcext:value="&gt;0" calcext:base-cell-address="Sheet1.D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2:04:16.685918760</meta:creation-date>
    <dc:date>2014-04-08T22:52:03.570497670</dc:date>
    <meta:editing-duration>PT1M45S</meta:editing-duration>
    <meta:editing-cycles>1</meta:editing-cycles>
    <meta:document-statistic meta:table-count="1" meta:cell-count="49" meta:object-count="0"/>
    <meta:generator>LibreOffice/4.2.2.1$Linux_X86_64 LibreOffice_project/420m0$Build-1</meta:generator>
  </office:meta>
</office:document-meta>
</file>